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Text_20_body">
      <style:text-properties officeooo:rsid="0013c923" officeooo:paragraph-rsid="0013c9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4"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purchase.state == 'draft'"&gt;</text:placeholder></text:p>
      <text:p text:style-name="P14">Draft Purchase Order</text:p>
      <text:p text:style-name="P10"><text:placeholder text:placeholder-type="text">&lt;/when&gt;</text:placeholder></text:p>
      <text:p text:style-name="P10"><text:placeholder text:placeholder-type="text">&lt;when test="purchase.state == 'quotation'"&gt;</text:placeholder></text:p>
      <text:p text:style-name="P14">Request for Quotation N°: <text:placeholder text:placeholder-type="text">&lt;purchase.number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Purchase Order N°: <text:placeholder text:placeholder-type="text">&lt;purchase.number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<text:soft-page-break/>Description: <text:placeholder text:placeholder-type="text">&lt;purchase.description or ''&gt;</text:placeholder></text:p>
      <text:p text:style-name="P16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purchase.party.lang, purchas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1" meta:word-count="197" meta:character-count="2290" meta:non-whitespace-character-count="2174"/>
    <meta:user-defined meta:name="Info 1"/>
    <meta:user-defined meta:name="Info 2"/>
    <meta:user-defined meta:name="Info 3"/>
    <meta:user-defined meta:name="Info 4"/>
  </office:meta>
</office:document-meta>
</file>